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39" table:default-cell-style-name="Default"/>
        <table:table-row table:style-name="ro1">
          <table:table-cell office:value-type="string">
            <text:p>Sigs</text:p>
          </table:table-cell>
          <table:table-cell office:value-type="string">
            <text:p>Conferencias</text:p>
          </table:table-cell>
          <table:table-cell table:number-columns-repeated="37"/>
        </table:table-row>
        <table:table-row table:style-name="ro2">
          <table:table-cell office:value-type="string">
            <text:p>SIGACCESS</text:p>
          </table:table-cell>
          <table:table-cell office:value-type="string">
            <text:p>ASSETS</text:p>
          </table:table-cell>
          <table:table-cell office:value-type="string">
            <text:p>2002-2010</text:p>
          </table:table-cell>
          <table:table-cell table:number-columns-repeated="36"/>
        </table:table-row>
        <table:table-row table:style-name="ro2">
          <table:table-cell office:value-type="string">
            <text:p>SIGCAS</text:p>
          </table:table-cell>
          <table:table-cell office:value-type="string">
            <text:p>ICTD</text:p>
          </table:table-cell>
          <table:table-cell office:value-type="string">
            <text:p>-</text:p>
          </table:table-cell>
          <table:table-cell table:number-columns-repeated="36"/>
        </table:table-row>
        <table:table-row table:style-name="ro2">
          <table:table-cell table:number-columns-repeated="2" office:value-type="string">
            <text:p>SIGGRAPH</text:p>
          </table:table-cell>
          <table:table-cell office:value-type="string">
            <text:p>1985-2003</text:p>
          </table:table-cell>
          <table:table-cell table:number-columns-repeated="36"/>
        </table:table-row>
        <table:table-row table:style-name="ro1">
          <table:table-cell office:value-type="string">
            <text:p>SIGMM</text:p>
          </table:table-cell>
          <table:table-cell office:value-type="string">
            <text:p>IHMMSEC</text:p>
          </table:table-cell>
          <table:table-cell office:value-type="string">
            <text:p>-</text:p>
          </table:table-cell>
          <table:table-cell office:value-type="string">
            <text:p>ICMR</text:p>
          </table:table-cell>
          <table:table-cell office:value-type="string">
            <text:p>-</text:p>
          </table:table-cell>
          <table:table-cell office:value-type="string">
            <text:p>MMSys</text:p>
          </table:table-cell>
          <table:table-cell office:value-type="string">
            <text:p>-</text:p>
          </table:table-cell>
          <table:table-cell office:value-type="string">
            <text:p>NOSSDAV</text:p>
          </table:table-cell>
          <table:table-cell office:value-type="string">
            <text:p>1991-2011 (1996,1997,1998,1999,2000)</text:p>
          </table:table-cell>
          <table:table-cell office:value-type="string">
            <text:p>ACM MM</text:p>
          </table:table-cell>
          <table:table-cell office:value-type="string">
            <text:p>-</text:p>
          </table:table-cell>
          <table:table-cell table:style-name="ce2"/>
          <table:table-cell/>
          <table:table-cell table:style-name="ce2"/>
          <table:table-cell table:number-columns-repeated="25"/>
        </table:table-row>
        <table:table-row table:style-name="ro1">
          <table:table-cell office:value-type="string">
            <text:p>SIGSOFT</text:p>
          </table:table-cell>
          <table:table-cell office:value-type="string">
            <text:p>SIGSOFT FSE</text:p>
          </table:table-cell>
          <table:table-cell office:value-type="string">
            <text:p>1993-2011(1997,1999,2001,2003,2005,2007,2009)</text:p>
          </table:table-cell>
          <table:table-cell office:value-type="string">
            <text:p>ICSE</text:p>
          </table:table-cell>
          <table:table-cell office:value-type="string">
            <text:p>1976-2011 (1977,1980,1983,1985)</text:p>
          </table:table-cell>
          <table:table-cell office:value-type="string">
            <text:p>ASE</text:p>
          </table:table-cell>
          <table:table-cell office:value-type="string">
            <text:p>1997-2011</text:p>
          </table:table-cell>
          <table:table-cell office:value-type="string">
            <text:p>ISSTA</text:p>
          </table:table-cell>
          <table:table-cell office:value-type="string">
            <text:p>1993-2011 (1995,1997,1999,2001,2003,2005)</text:p>
          </table:table-cell>
          <table:table-cell office:value-type="string">
            <text:p>ESEC</text:p>
          </table:table-cell>
          <table:table-cell office:value-type="string">
            <text:p>-</text:p>
          </table:table-cell>
          <table:table-cell office:value-type="string">
            <text:p>CBSE</text:p>
          </table:table-cell>
          <table:table-cell office:value-type="string">
            <text:p>-</text:p>
          </table:table-cell>
          <table:table-cell office:value-type="string">
            <text:p>ESEM</text:p>
          </table:table-cell>
          <table:table-cell office:value-type="string">
            <text:p>2007-2011</text:p>
          </table:table-cell>
          <table:table-cell office:value-type="string">
            <text:p>MoDELS</text:p>
          </table:table-cell>
          <table:table-cell office:value-type="string">
            <text:p>2005-2011 (2010)</text:p>
          </table:table-cell>
          <table:table-cell office:value-type="string">
            <text:p>PASTE</text:p>
          </table:table-cell>
          <table:table-cell office:value-type="string">
            <text:p>-</text:p>
          </table:table-cell>
          <table:table-cell office:value-type="string">
            <text:p>ICPE</text:p>
          </table:table-cell>
          <table:table-cell office:value-type="string">
            <text:p>-</text:p>
          </table:table-cell>
          <table:table-cell table:number-columns-repeated="18"/>
        </table:table-row>
        <table:table-row table:style-name="ro1">
          <table:table-cell office:value-type="string">
            <text:p>SIGACT</text:p>
          </table:table-cell>
          <table:table-cell office:value-type="string">
            <text:p>ALENEX</text:p>
          </table:table-cell>
          <table:table-cell office:value-type="string">
            <text:p>-</text:p>
          </table:table-cell>
          <table:table-cell office:value-type="string">
            <text:p>ANALCO</text:p>
          </table:table-cell>
          <table:table-cell office:value-type="string">
            <text:p>-</text:p>
          </table:table-cell>
          <table:table-cell office:value-type="string">
            <text:p>COLT</text:p>
          </table:table-cell>
          <table:table-cell office:value-type="string">
            <text:p>1998-2010 (2001)</text:p>
          </table:table-cell>
          <table:table-cell office:value-type="string">
            <text:p>ITCS</text:p>
          </table:table-cell>
          <table:table-cell office:value-type="string">
            <text:p>-</text:p>
          </table:table-cell>
          <table:table-cell office:value-type="string">
            <text:p>LICS</text:p>
          </table:table-cell>
          <table:table-cell office:value-type="string">
            <text:p>1986-2011</text:p>
          </table:table-cell>
          <table:table-cell office:value-type="string">
            <text:p>PODC</text:p>
          </table:table-cell>
          <table:table-cell office:value-type="string">
            <text:p>1982-2011</text:p>
          </table:table-cell>
          <table:table-cell office:value-type="string">
            <text:p>PODS</text:p>
          </table:table-cell>
          <table:table-cell office:value-type="string">
            <text:p>1982-2012</text:p>
          </table:table-cell>
          <table:table-cell office:value-type="string">
            <text:p>POPL</text:p>
          </table:table-cell>
          <table:table-cell table:style-name="ce3" office:value-type="string">
            <text:p>1973-2012 (1974)</text:p>
          </table:table-cell>
          <table:table-cell office:value-type="string">
            <text:p>SoCG</text:p>
          </table:table-cell>
          <table:table-cell office:value-type="string">
            <text:p>-</text:p>
          </table:table-cell>
          <table:table-cell office:value-type="string">
            <text:p>SODA</text:p>
          </table:table-cell>
          <table:table-cell office:value-type="string">
            <text:p>1990-2012</text:p>
          </table:table-cell>
          <table:table-cell office:value-type="string">
            <text:p>SPAA</text:p>
          </table:table-cell>
          <table:table-cell office:value-type="string">
            <text:p>1989-2011</text:p>
          </table:table-cell>
          <table:table-cell office:value-type="string">
            <text:p>STOC</text:p>
          </table:table-cell>
          <table:table-cell office:value-type="string">
            <text:p>1969-2012</text:p>
          </table:table-cell>
          <table:table-cell table:number-columns-repeated="14"/>
        </table:table-row>
        <table:table-row table:style-name="ro1">
          <table:table-cell office:value-type="string">
            <text:p>SIGCHI</text:p>
          </table:table-cell>
          <table:table-cell office:value-type="string">
            <text:p>CHI</text:p>
          </table:table-cell>
          <table:table-cell office:value-type="string">
            <text:p>1990-2012 (1993)</text:p>
          </table:table-cell>
          <table:table-cell office:value-type="string">
            <text:p>CSCW</text:p>
          </table:table-cell>
          <table:table-cell office:value-type="string">
            <text:p>1988-2012 (1989,1991,1993,1995,1997,1999,2001,2003,2005,2007,2009)</text:p>
          </table:table-cell>
          <table:table-cell office:value-type="string">
            <text:p>TEI</text:p>
          </table:table-cell>
          <table:table-cell office:value-type="string">
            <text:p>-</text:p>
          </table:table-cell>
          <table:table-cell office:value-type="string">
            <text:p>IUI</text:p>
          </table:table-cell>
          <table:table-cell office:value-type="string">
            <text:p>1993-2012 (1994,1995,1996)</text:p>
          </table:table-cell>
          <table:table-cell office:value-type="string">
            <text:p>HRI</text:p>
          </table:table-cell>
          <table:table-cell office:value-type="string">
            <text:p>2006-2012</text:p>
          </table:table-cell>
          <table:table-cell office:value-type="string">
            <text:p>ICIC</text:p>
          </table:table-cell>
          <table:table-cell office:value-type="string">
            <text:p>?</text:p>
          </table:table-cell>
          <table:table-cell office:value-type="string">
            <text:p>ETRA</text:p>
          </table:table-cell>
          <table:table-cell office:value-type="string">
            <text:p>2000-2012 (2001,2003,2005,2007,2009,2011)</text:p>
          </table:table-cell>
          <table:table-cell office:value-type="string">
            <text:p>EICS</text:p>
          </table:table-cell>
          <table:table-cell office:value-type="string">
            <text:p>-</text:p>
          </table:table-cell>
          <table:table-cell office:value-type="string">
            <text:p>DIS</text:p>
          </table:table-cell>
          <table:table-cell office:value-type="string">
            <text:p>-</text:p>
          </table:table-cell>
          <table:table-cell office:value-type="string">
            <text:p>APCHI</text:p>
          </table:table-cell>
          <table:table-cell office:value-type="string">
            <text:p>-</text:p>
          </table:table-cell>
          <table:table-cell office:value-type="string">
            <text:p>MobileHCI</text:p>
          </table:table-cell>
          <table:table-cell office:value-type="string">
            <text:p>-</text:p>
          </table:table-cell>
          <table:table-cell office:value-type="string">
            <text:p>VRST</text:p>
          </table:table-cell>
          <table:table-cell office:value-type="string">
            <text:p>1997-2010</text:p>
          </table:table-cell>
          <table:table-cell table:number-columns-repeated="14"/>
        </table:table-row>
        <table:table-row table:style-name="ro2">
          <table:table-cell office:value-type="string">
            <text:p>SIGHPC</text:p>
          </table:table-cell>
          <table:table-cell office:value-type="string">
            <text:p>SC</text:p>
          </table:table-cell>
          <table:table-cell office:value-type="string">
            <text:p>1988-2011 (1989,1996,1997,1998,1999)</text:p>
          </table:table-cell>
          <table:table-cell office:value-type="string">
            <text:p>ROSS</text:p>
          </table:table-cell>
          <table:table-cell office:value-type="string">
            <text:p>-</text:p>
          </table:table-cell>
          <table:table-cell office:value-type="string">
            <text:p>ATIP</text:p>
          </table:table-cell>
          <table:table-cell office:value-type="string">
            <text:p>-</text:p>
          </table:table-cell>
          <table:table-cell table:number-columns-repeated="32"/>
        </table:table-row>
        <table:table-row table:style-name="ro1">
          <table:table-cell office:value-type="string">
            <text:p>SIGMOBILE</text:p>
          </table:table-cell>
          <table:table-cell office:value-type="string">
            <text:p>MobiCom</text:p>
          </table:table-cell>
          <table:table-cell office:value-type="string">
            <text:p>1995-2011</text:p>
          </table:table-cell>
          <table:table-cell office:value-type="string">
            <text:p>MobiHoc</text:p>
          </table:table-cell>
          <table:table-cell office:value-type="string">
            <text:p>2000-2011</text:p>
          </table:table-cell>
          <table:table-cell office:value-type="string">
            <text:p>MobiSys</text:p>
          </table:table-cell>
          <table:table-cell office:value-type="string">
            <text:p>2003-2011</text:p>
          </table:table-cell>
          <table:table-cell office:value-type="string">
            <text:p>SenSys</text:p>
          </table:table-cell>
          <table:table-cell office:value-type="string">
            <text:p>2003-2011</text:p>
          </table:table-cell>
          <table:table-cell office:value-type="string">
            <text:p>Ubicomp</text:p>
          </table:table-cell>
          <table:table-cell office:value-type="string">
            <text:p>2001-2011</text:p>
          </table:table-cell>
          <table:table-cell table:number-columns-repeated="28"/>
        </table:table-row>
        <table:table-row table:style-name="ro2">
          <table:table-cell office:value-type="string">
            <text:p>SIGSPATIAL</text:p>
          </table:table-cell>
          <table:table-cell office:value-type="string">
            <text:p>GIS</text:p>
          </table:table-cell>
          <table:table-cell office:value-type="string">
            <text:p>2003-2011</text:p>
          </table:table-cell>
          <table:table-cell table:number-columns-repeated="36"/>
        </table:table-row>
        <table:table-row table:style-name="ro1">
          <table:table-cell office:value-type="string">
            <text:p>SIGAda</text:p>
          </table:table-cell>
          <table:table-cell office:value-type="string">
            <text:p>HILT</text:p>
          </table:table-cell>
          <table:table-cell office:value-type="string">
            <text:p>-</text:p>
          </table:table-cell>
          <table:table-cell office:value-type="string">
            <text:p>IRTAW</text:p>
          </table:table-cell>
          <table:table-cell office:value-type="string">
            <text:p>-</text:p>
          </table:table-cell>
          <table:table-cell office:value-type="string">
            <text:p>Ada-Europe</text:p>
          </table:table-cell>
          <table:table-cell office:value-type="string">
            <text:p>1991-2011</text:p>
          </table:table-cell>
          <table:table-cell office:value-type="string">
            <text:p>SSTC</text:p>
          </table:table-cell>
          <table:table-cell office:value-type="string">
            <text:p>-</text:p>
          </table:table-cell>
          <table:table-cell office:value-type="string">
            <text:p>Ada Conference UK </text:p>
          </table:table-cell>
          <table:table-cell office:value-type="string">
            <text:p>-</text:p>
          </table:table-cell>
          <table:table-cell office:value-type="string">
            <text:p>DASIA</text:p>
          </table:table-cell>
          <table:table-cell office:value-type="string">
            <text:p>-</text:p>
          </table:table-cell>
          <table:table-cell office:value-type="string">
            <text:p>PODC </text:p>
          </table:table-cell>
          <table:table-cell office:value-type="string">
            <text:p>1982-2011</text:p>
          </table:table-cell>
          <table:table-cell table:number-columns-repeated="24"/>
        </table:table-row>
        <table:table-row table:style-name="ro1">
          <table:table-cell office:value-type="string">
            <text:p>SIGCOMM</text:p>
          </table:table-cell>
          <table:table-cell table:style-name="ce1" office:value-type="string">
            <text:p>SIGCOMM</text:p>
          </table:table-cell>
          <table:table-cell office:value-type="string">
            <text:p>1985-2011 (1987)</text:p>
          </table:table-cell>
          <table:table-cell office:value-type="string">
            <text:p>CoNEXT</text:p>
          </table:table-cell>
          <table:table-cell office:value-type="string">
            <text:p>2005-2010</text:p>
          </table:table-cell>
          <table:table-cell office:value-type="string">
            <text:p>SenSys</text:p>
          </table:table-cell>
          <table:table-cell office:value-type="string">
            <text:p>2003-2011</text:p>
          </table:table-cell>
          <table:table-cell office:value-type="string">
            <text:p>ANCS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2">
          <table:table-cell table:number-columns-repeated="2" office:value-type="string">
            <text:p>SIGIR</text:p>
          </table:table-cell>
          <table:table-cell office:value-type="string">
            <text:p>1971-2011 (1972,1974,1975,1976,1977)</text:p>
          </table:table-cell>
          <table:table-cell table:number-columns-repeated="36"/>
        </table:table-row>
        <table:table-row table:style-name="ro1">
          <table:table-cell office:value-type="string">
            <text:p>SIGMOD</text:p>
          </table:table-cell>
          <table:table-cell office:value-type="string">
            <text:p>Sigmod Conference</text:p>
          </table:table-cell>
          <table:table-cell office:value-type="string">
            <text:p>1975-2012</text:p>
          </table:table-cell>
          <table:table-cell office:value-type="string">
            <text:p>PODS</text:p>
          </table:table-cell>
          <table:table-cell office:value-type="string">
            <text:p>1982-2012</text:p>
          </table:table-cell>
          <table:table-cell table:number-columns-repeated="34"/>
        </table:table-row>
        <table:table-row table:style-name="ro2">
          <table:table-cell table:number-columns-repeated="2" office:value-type="string">
            <text:p>SIGUCCS</text:p>
          </table:table-cell>
          <table:table-cell office:value-type="string">
            <text:p>1987-2011 (1988)</text:p>
          </table:table-cell>
          <table:table-cell table:number-columns-repeated="36"/>
        </table:table-row>
        <table:table-row table:style-name="ro2">
          <table:table-cell office:value-type="string">
            <text:p>SIGAPP</text:p>
          </table:table-cell>
          <table:table-cell office:value-type="string">
            <text:p>SAC</text:p>
          </table:table-cell>
          <table:table-cell office:value-type="string">
            <text:p>1993-2011(2000)</text:p>
          </table:table-cell>
          <table:table-cell table:number-columns-repeated="36"/>
        </table:table-row>
        <table:table-row table:style-name="ro1">
          <table:table-cell table:number-columns-repeated="2" office:value-type="string">
            <text:p>SIGCSE</text:p>
          </table:table-cell>
          <table:table-cell office:value-type="string">
            <text:p>1986-2012</text:p>
          </table:table-cell>
          <table:table-cell office:value-type="string">
            <text:p>ITiCSE</text:p>
          </table:table-cell>
          <table:table-cell office:value-type="string">
            <text:p>1996-2011</text:p>
          </table:table-cell>
          <table:table-cell office:value-type="string">
            <text:p>ICER</text:p>
          </table:table-cell>
          <table:table-cell office:value-type="string">
            <text:p>-</text:p>
          </table:table-cell>
          <table:table-cell office:value-type="string">
            <text:p>DC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SIGITE</text:p>
          </table:table-cell>
          <table:table-cell office:value-type="string">
            <text:p>SIGITE Conference</text:p>
          </table:table-cell>
          <table:table-cell office:value-type="string">
            <text:p>2004-2011</text:p>
          </table:table-cell>
          <table:table-cell table:number-columns-repeated="36"/>
        </table:table-row>
        <table:table-row table:style-name="ro1">
          <table:table-cell office:value-type="string">
            <text:p>SIGOPS</text:p>
          </table:table-cell>
          <table:table-cell office:value-type="string">
            <text:p>SOSP</text:p>
          </table:table-cell>
          <table:table-cell office:value-type="string">
            <text:p>1971-2011 (só acontece em ano impar)</text:p>
          </table:table-cell>
          <table:table-cell office:value-type="string">
            <text:p>EuroSys</text:p>
          </table:table-cell>
          <table:table-cell office:value-type="string">
            <text:p>2006-2012</text:p>
          </table:table-cell>
          <table:table-cell office:value-type="string">
            <text:p>PODC</text:p>
          </table:table-cell>
          <table:table-cell office:value-type="string">
            <text:p>1982-2011</text:p>
          </table:table-cell>
          <table:table-cell office:value-type="string">
            <text:p>ASPLOS</text:p>
          </table:table-cell>
          <table:table-cell office:value-type="string">
            <text:p>1982-2012 (1983,1984,1985,1986,1988,1990,1993,1995,1997,1999,2001,2003,2005,2007)</text:p>
          </table:table-cell>
          <table:table-cell office:value-type="string">
            <text:p>SenSys</text:p>
          </table:table-cell>
          <table:table-cell office:value-type="string">
            <text:p>2003-2011</text:p>
          </table:table-cell>
          <table:table-cell office:value-type="string">
            <text:p>SOCC</text:p>
          </table:table-cell>
          <table:table-cell office:value-type="string">
            <text:p>2007-2011</text:p>
          </table:table-cell>
          <table:table-cell office:value-type="string">
            <text:p>VEE</text:p>
          </table:table-cell>
          <table:table-cell office:value-type="string">
            <text:p>-</text:p>
          </table:table-cell>
          <table:table-cell table:number-columns-repeated="24"/>
        </table:table-row>
        <table:table-row table:style-name="ro1">
          <table:table-cell office:value-type="string">
            <text:p>SIGWEB</text:p>
          </table:table-cell>
          <table:table-cell office:value-type="string">
            <text:p>Hypertext</text:p>
          </table:table-cell>
          <table:table-cell office:value-type="string">
            <text:p>1987-2009 (1988,1990,1992,1994,1995)</text:p>
          </table:table-cell>
          <table:table-cell office:value-type="string">
            <text:p>JCDL</text:p>
          </table:table-cell>
          <table:table-cell office:value-type="string">
            <text:p>2001-2011</text:p>
          </table:table-cell>
          <table:table-cell office:value-type="string">
            <text:p>DocEng</text:p>
          </table:table-cell>
          <table:table-cell office:value-type="string">
            <text:p>-</text:p>
          </table:table-cell>
          <table:table-cell office:value-type="string">
            <text:p>WebSci</text:p>
          </table:table-cell>
          <table:table-cell office:value-type="string">
            <text:p>-</text:p>
          </table:table-cell>
          <table:table-cell office:value-type="string">
            <text:p>CIKM</text:p>
          </table:table-cell>
          <table:table-cell office:value-type="string">
            <text:p>1992-2011</text:p>
          </table:table-cell>
          <table:table-cell office:value-type="string">
            <text:p>WSDM</text:p>
          </table:table-cell>
          <table:table-cell office:value-type="string">
            <text:p>2008-2012</text:p>
          </table:table-cell>
          <table:table-cell table:number-columns-repeated="26"/>
        </table:table-row>
        <table:table-row table:style-name="ro2">
          <table:table-cell office:value-type="string">
            <text:p>SIGARCH</text:p>
          </table:table-cell>
          <table:table-cell office:value-type="string">
            <text:p>ISCA</text:p>
          </table:table-cell>
          <table:table-cell office:value-type="string">
            <text:p>1973-2011 (1975)</text:p>
          </table:table-cell>
          <table:table-cell office:value-type="string">
            <text:p>ASPLOS</text:p>
          </table:table-cell>
          <table:table-cell office:value-type="string">
            <text:p>1982-2012 (1983,1984,1985,1986,1988,1990,1993,1995,1997,1999,2001,2003,2005,2007)</text:p>
          </table:table-cell>
          <table:table-cell table:number-columns-repeated="34"/>
        </table:table-row>
        <table:table-row table:style-name="ro2">
          <table:table-cell office:value-type="string">
            <text:p>SIGDA</text:p>
          </table:table-cell>
          <table:table-cell office:value-type="string">
            <text:p>DAC</text:p>
          </table:table-cell>
          <table:table-cell office:value-type="string">
            <text:p>1964-2011</text:p>
          </table:table-cell>
          <table:table-cell office:value-type="string">
            <text:p>ASPDAC</text:p>
          </table:table-cell>
          <table:table-cell office:value-type="string">
            <text:p>-</text:p>
          </table:table-cell>
          <table:table-cell office:value-type="string">
            <text:p>CODES+ISS</text:p>
          </table:table-cell>
          <table:table-cell office:value-type="string">
            <text:p>2003-2011</text:p>
          </table:table-cell>
          <table:table-cell office:value-type="string">
            <text:p>ICCAD</text:p>
          </table:table-cell>
          <table:table-cell office:value-type="string">
            <text:p>1990-2011</text:p>
          </table:table-cell>
          <table:table-cell office:value-type="string">
            <text:p>GLSVLSI</text:p>
          </table:table-cell>
          <table:table-cell office:value-type="string">
            <text:p>-</text:p>
          </table:table-cell>
          <table:table-cell office:value-type="string">
            <text:p>SLIP</text:p>
          </table:table-cell>
          <table:table-cell office:value-type="string">
            <text:p>-</text:p>
          </table:table-cell>
          <table:table-cell office:value-type="string">
            <text:p>ISPD</text:p>
          </table:table-cell>
          <table:table-cell office:value-type="string">
            <text:p>1997-2012</text:p>
          </table:table-cell>
          <table:table-cell office:value-type="string">
            <text:p>IWLS</text:p>
          </table:table-cell>
          <table:table-cell office:value-type="string">
            <text:p>-</text:p>
          </table:table-cell>
          <table:table-cell office:value-type="string">
            <text:p>FPGA</text:p>
          </table:table-cell>
          <table:table-cell office:value-type="string">
            <text:p>1995-2012</text:p>
          </table:table-cell>
          <table:table-cell office:value-type="string">
            <text:p>DATE</text:p>
          </table:table-cell>
          <table:table-cell office:value-type="string">
            <text:p>1998-2012</text:p>
          </table:table-cell>
          <table:table-cell office:value-type="string">
            <text:p>MEMOCODE</text:p>
          </table:table-cell>
          <table:table-cell office:value-type="string">
            <text:p>-</text:p>
          </table:table-cell>
          <table:table-cell office:value-type="string">
            <text:p>ISLPED</text:p>
          </table:table-cell>
          <table:table-cell office:value-type="string">
            <text:p>1996-2011</text:p>
          </table:table-cell>
          <table:table-cell office:value-type="string">
            <text:p>SBCCI</text:p>
          </table:table-cell>
          <table:table-cell office:value-type="string">
            <text:p>2003-2010</text:p>
          </table:table-cell>
          <table:table-cell office:value-type="string">
            <text:p>ESWEEK</text:p>
          </table:table-cell>
          <table:table-cell office:value-type="string">
            <text:p>-</text:p>
          </table:table-cell>
          <table:table-cell table:number-columns-repeated="10"/>
        </table:table-row>
        <table:table-row table:style-name="ro2">
          <table:table-cell office:value-type="string">
            <text:p>SIGKDD</text:p>
          </table:table-cell>
          <table:table-cell office:value-type="string">
            <text:p>KDD</text:p>
          </table:table-cell>
          <table:table-cell office:value-type="string">
            <text:p>1995-2011</text:p>
          </table:table-cell>
          <table:table-cell table:number-columns-repeated="36"/>
        </table:table-row>
        <table:table-row table:style-name="ro1">
          <table:table-cell office:value-type="string">
            <text:p>SIGPLAN</text:p>
          </table:table-cell>
          <table:table-cell office:value-type="string">
            <text:p>PLDI</text:p>
          </table:table-cell>
          <table:table-cell office:value-type="string">
            <text:p>1987-2011</text:p>
          </table:table-cell>
          <table:table-cell office:value-type="string">
            <text:p>POPL</text:p>
          </table:table-cell>
          <table:table-cell office:value-type="string">
            <text:p>1973-2012 (1974)</text:p>
          </table:table-cell>
          <table:table-cell office:value-type="string">
            <text:p>SPLASH</text:p>
          </table:table-cell>
          <table:table-cell office:value-type="string">
            <text:p>-</text:p>
          </table:table-cell>
          <table:table-cell office:value-type="string">
            <text:p>ICFP</text:p>
          </table:table-cell>
          <table:table-cell office:value-type="string">
            <text:p>1996-2011</text:p>
          </table:table-cell>
          <table:table-cell office:value-type="string">
            <text:p>LCTES</text:p>
          </table:table-cell>
          <table:table-cell office:value-type="string">
            <text:p>1998-2011 (1999,2001)</text:p>
          </table:table-cell>
          <table:table-cell office:value-type="string">
            <text:p>ASPLOS</text:p>
          </table:table-cell>
          <table:table-cell office:value-type="string">
            <text:p>1982-2012 (1983,1984,1985,1986,1988,1990,1993,1995,1997,1999,2001,2003,2005,2007)</text:p>
          </table:table-cell>
          <table:table-cell office:value-type="string">
            <text:p>ISMM</text:p>
          </table:table-cell>
          <table:table-cell office:value-type="string">
            <text:p>-</text:p>
          </table:table-cell>
          <table:table-cell office:value-type="string">
            <text:p>VEE</text:p>
          </table:table-cell>
          <table:table-cell office:value-type="string">
            <text:p>-</text:p>
          </table:table-cell>
          <table:table-cell office:value-type="string">
            <text:p>PPOPP</text:p>
          </table:table-cell>
          <table:table-cell office:value-type="string">
            <text:p>1990-2012 (1992,1994,1996,1998,2000,2002,2004)</text:p>
          </table:table-cell>
          <table:table-cell office:value-type="string">
            <text:p>HOPL</text:p>
          </table:table-cell>
          <table:table-cell office:value-type="string">
            <text:p>-</text:p>
          </table:table-cell>
          <table:table-cell office:value-type="string">
            <text:p>HS</text:p>
          </table:table-cell>
          <table:table-cell office:value-type="string">
            <text:p>-</text:p>
          </table:table-cell>
          <table:table-cell office:value-type="string">
            <text:p>CGO</text:p>
          </table:table-cell>
          <table:table-cell office:value-type="string">
            <text:p>2003-2011</text:p>
          </table:table-cell>
          <table:table-cell office:value-type="string">
            <text:p>GPCE</text:p>
          </table:table-cell>
          <table:table-cell office:value-type="string">
            <text:p>-</text:p>
          </table:table-cell>
          <table:table-cell office:value-type="string">
            <text:p>Onward</text:p>
          </table:table-cell>
          <table:table-cell office:value-type="string">
            <text:p>-</text:p>
          </table:table-cell>
          <table:table-cell office:value-type="string">
            <text:p>DLS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SIGART</text:p>
          </table:table-cell>
          <table:table-cell office:value-type="string">
            <text:p>HRI</text:p>
          </table:table-cell>
          <table:table-cell office:value-type="string">
            <text:p>2006-2012</text:p>
          </table:table-cell>
          <table:table-cell office:value-type="string">
            <text:p>K-CAP</text:p>
          </table:table-cell>
          <table:table-cell office:value-type="string">
            <text:p>-</text:p>
          </table:table-cell>
          <table:table-cell office:value-type="string">
            <text:p>IUI</text:p>
          </table:table-cell>
          <table:table-cell office:value-type="string">
            <text:p>1993-2012 (1994,1995,1996)</text:p>
          </table:table-cell>
          <table:table-cell office:value-type="string">
            <text:p>WI-IAT (IAT)</text:p>
          </table:table-cell>
          <table:table-cell office:value-type="string">
            <text:p>2003-2011</text:p>
          </table:table-cell>
          <table:table-cell office:value-type="string">
            <text:p>ASE</text:p>
          </table:table-cell>
          <table:table-cell office:value-type="string">
            <text:p>1997-2011</text:p>
          </table:table-cell>
          <table:table-cell office:value-type="string">
            <text:p>RecSys</text:p>
          </table:table-cell>
          <table:table-cell office:value-type="string">
            <text:p>2007-2011</text:p>
          </table:table-cell>
          <table:table-cell office:value-type="string">
            <text:p>C&amp;C</text:p>
          </table:table-cell>
          <table:table-cell office:value-type="string">
            <text:p>-</text:p>
          </table:table-cell>
          <table:table-cell office:value-type="string">
            <text:p>IEA/AIE</text:p>
          </table:table-cell>
          <table:table-cell office:value-type="string">
            <text:p>1992-2009 (1993,1997,1998)</text:p>
          </table:table-cell>
          <table:table-cell office:value-type="string">
            <text:p>SOCIETY</text:p>
          </table:table-cell>
          <table:table-cell office:value-type="string">
            <text:p>-</text:p>
          </table:table-cell>
          <table:table-cell office:value-type="string">
            <text:p>ICWAC</text:p>
          </table:table-cell>
          <table:table-cell office:value-type="string">
            <text:p>-</text:p>
          </table:table-cell>
          <table:table-cell office:value-type="string">
            <text:p>ICWET</text:p>
          </table:table-cell>
          <table:table-cell office:value-type="string">
            <text:p>2010-2011</text:p>
          </table:table-cell>
          <table:table-cell office:value-type="string">
            <text:p>SCIS-ISIS</text:p>
          </table:table-cell>
          <table:table-cell office:value-type="string">
            <text:p>-</text:p>
          </table:table-cell>
          <table:table-cell office:value-type="string">
            <text:p>RuleML</text:p>
          </table:table-cell>
          <table:table-cell office:value-type="string">
            <text:p>-</text:p>
          </table:table-cell>
          <table:table-cell office:value-type="string">
            <text:p>ICINCO</text:p>
          </table:table-cell>
          <table:table-cell office:value-type="string">
            <text:p>-</text:p>
          </table:table-cell>
          <table:table-cell office:value-type="string">
            <text:p>UMAP</text:p>
          </table:table-cell>
          <table:table-cell office:value-type="string">
            <text:p>-</text:p>
          </table:table-cell>
          <table:table-cell office:value-type="string">
            <text:p>AAMAS</text:p>
          </table:table-cell>
          <table:table-cell office:value-type="string">
            <text:p>2002-2011 (2008,2009) (AAMAS (2))</text:p>
          </table:table-cell>
          <table:table-cell office:value-type="string">
            <text:p>FDG</text:p>
          </table:table-cell>
          <table:table-cell office:value-type="string">
            <text:p>-</text:p>
          </table:table-cell>
          <table:table-cell office:value-type="string">
            <text:p>CTS</text:p>
          </table:table-cell>
          <table:table-cell office:value-type="string">
            <text:p>-</text:p>
          </table:table-cell>
          <table:table-cell office:value-type="string">
            <text:p>PerMIS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SIGDOC</text:p>
          </table:table-cell>
          <table:table-cell office:value-type="string">
            <text:p>1982-2010 (1984,1986,1987,1988)</text:p>
          </table:table-cell>
          <table:table-cell table:number-columns-repeated="36"/>
        </table:table-row>
        <table:table-row table:style-name="ro2">
          <table:table-cell table:number-columns-repeated="2" office:value-type="string">
            <text:p>SIGMETRICS</text:p>
          </table:table-cell>
          <table:table-cell office:value-type="string">
            <text:p>1981-2011 (2001,2006,2009)</text:p>
          </table:table-cell>
          <table:table-cell table:number-columns-repeated="36"/>
        </table:table-row>
        <table:table-row table:style-name="ro1">
          <table:table-cell office:value-type="string">
            <text:p>SIGSAC</text:p>
          </table:table-cell>
          <table:table-cell office:value-type="string">
            <text:p>CCS</text:p>
          </table:table-cell>
          <table:table-cell office:value-type="string">
            <text:p>-</text:p>
          </table:table-cell>
          <table:table-cell office:value-type="string">
            <text:p>SACMAT</text:p>
          </table:table-cell>
          <table:table-cell office:value-type="string">
            <text:p>-</text:p>
          </table:table-cell>
          <table:table-cell office:value-type="string">
            <text:p>ASIACCS</text:p>
          </table:table-cell>
          <table:table-cell office:value-type="string">
            <text:p>2006-2011</text:p>
          </table:table-cell>
          <table:table-cell office:value-type="string">
            <text:p>WiSec</text:p>
          </table:table-cell>
          <table:table-cell office:value-type="string">
            <text:p>-</text:p>
          </table:table-cell>
          <table:table-cell office:value-type="string">
            <text:p>CODASPY</text:p>
          </table:table-cell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office:value-type="string">
            <text:p>SIGBED</text:p>
          </table:table-cell>
          <table:table-cell office:value-type="string">
            <text:p>CPSWEEK</text:p>
          </table:table-cell>
          <table:table-cell office:value-type="string">
            <text:p>-</text:p>
          </table:table-cell>
          <table:table-cell office:value-type="string">
            <text:p>ESWEEK</text:p>
          </table:table-cell>
          <table:table-cell office:value-type="string">
            <text:p>-</text:p>
          </table:table-cell>
          <table:table-cell office:value-type="string">
            <text:p>ICDSC</text:p>
          </table:table-cell>
          <table:table-cell office:value-type="string">
            <text:p>2007-2011 (2009,2010)</text:p>
          </table:table-cell>
          <table:table-cell office:value-type="string">
            <text:p>LCTES</text:p>
          </table:table-cell>
          <table:table-cell office:value-type="string">
            <text:p>1998-2011 (1999,2001,2002)</text:p>
          </table:table-cell>
          <table:table-cell office:value-type="string">
            <text:p>MEMOCODE</text:p>
          </table:table-cell>
          <table:table-cell office:value-type="string">
            <text:p>-</text:p>
          </table:table-cell>
          <table:table-cell office:value-type="string">
            <text:p>NOCS</text:p>
          </table:table-cell>
          <table:table-cell office:value-type="string">
            <text:p>-</text:p>
          </table:table-cell>
          <table:table-cell office:value-type="string">
            <text:p>SenSys</text:p>
          </table:table-cell>
          <table:table-cell office:value-type="string">
            <text:p>2003-2011</text:p>
          </table:table-cell>
          <table:table-cell office:value-type="string">
            <text:p>HiCoNS</text:p>
          </table:table-cell>
          <table:table-cell office:value-type="string">
            <text:p>-</text:p>
          </table:table-cell>
          <table:table-cell office:value-type="string">
            <text:p>HSCC</text:p>
          </table:table-cell>
          <table:table-cell office:value-type="string">
            <text:p>1998-2012</text:p>
          </table:table-cell>
          <table:table-cell office:value-type="string">
            <text:p>ICCPS</text:p>
          </table:table-cell>
          <table:table-cell office:value-type="string">
            <text:p>-</text:p>
          </table:table-cell>
          <table:table-cell office:value-type="string">
            <text:p>IPSN</text:p>
          </table:table-cell>
          <table:table-cell office:value-type="string">
            <text:p>2003-2012</text:p>
          </table:table-cell>
          <table:table-cell office:value-type="string">
            <text:p>RTAS</text:p>
          </table:table-cell>
          <table:table-cell office:value-type="string">
            <text:p>-</text:p>
          </table:table-cell>
          <table:table-cell office:value-type="string">
            <text:p>CASES</text:p>
          </table:table-cell>
          <table:table-cell office:value-type="string">
            <text:p>2000-2011</text:p>
          </table:table-cell>
          <table:table-cell office:value-type="string">
            <text:p>CODES+ISSS</text:p>
          </table:table-cell>
          <table:table-cell office:value-type="string">
            <text:p>2003-2011</text:p>
          </table:table-cell>
          <table:table-cell office:value-type="string">
            <text:p>EMSOFT</text:p>
          </table:table-cell>
          <table:table-cell office:value-type="string">
            <text:p>2001-2011</text:p>
          </table:table-cell>
          <table:table-cell table:number-columns-repeated="8"/>
        </table:table-row>
        <table:table-row table:style-name="ro1">
          <table:table-cell office:value-type="string">
            <text:p>SIGecom</text:p>
          </table:table-cell>
          <table:table-cell office:value-type="string">
            <text:p>ACM Conference on Electronic Commerce</text:p>
          </table:table-cell>
          <table:table-cell office:value-type="string">
            <text:p>1999-2011 (2002)</text:p>
          </table:table-cell>
          <table:table-cell table:number-columns-repeated="36"/>
        </table:table-row>
        <table:table-row table:style-name="ro2">
          <table:table-cell office:value-type="string">
            <text:p>SIGMICRO</text:p>
          </table:table-cell>
          <table:table-cell office:value-type="string">
            <text:p>MICRO</text:p>
          </table:table-cell>
          <table:table-cell office:value-type="string">
            <text:p>1987-2011</text:p>
          </table:table-cell>
          <table:table-cell office:value-type="string">
            <text:p>CGO</text:p>
          </table:table-cell>
          <table:table-cell office:value-type="string">
            <text:p>2003-2011</text:p>
          </table:table-cell>
          <table:table-cell office:value-type="string">
            <text:p>CASES</text:p>
          </table:table-cell>
          <table:table-cell office:value-type="string">
            <text:p>2000-2011</text:p>
          </table:table-cell>
          <table:table-cell table:number-columns-repeated="32"/>
        </table:table-row>
        <table:table-row table:style-name="ro1">
          <table:table-cell office:value-type="string">
            <text:p>SIGSAM</text:p>
          </table:table-cell>
          <table:table-cell office:value-type="string">
            <text:p>ISSAC</text:p>
          </table:table-cell>
          <table:table-cell office:value-type="string">
            <text:p>1988-2011</text:p>
          </table:table-cell>
          <table:table-cell office:value-type="string">
            <text:p>CASC</text:p>
          </table:table-cell>
          <table:table-cell office:value-type="string">
            <text:p>-</text:p>
          </table:table-cell>
          <table:table-cell office:value-type="string">
            <text:p>SNC</text:p>
          </table:table-cell>
          <table:table-cell office:value-type="string">
            <text:p>-</text:p>
          </table:table-cell>
          <table:table-cell office:value-type="string">
            <text:p>CASA</text:p>
          </table:table-cell>
          <table:table-cell office:value-type="string">
            <text:p>-</text:p>
          </table:table-cell>
          <table:table-cell office:value-type="string">
            <text:p>MACIS</text:p>
          </table:table-cell>
          <table:table-cell office:value-type="string">
            <text:p>-</text:p>
          </table:table-cell>
          <table:table-cell office:value-type="string">
            <text:p>ECCAD</text:p>
          </table:table-cell>
          <table:table-cell office:value-type="string">
            <text:p>-</text:p>
          </table:table-cell>
          <table:table-cell office:value-type="string">
            <text:p>RWCA</text:p>
          </table:table-cell>
          <table:table-cell office:value-type="string">
            <text:p>-</text:p>
          </table:table-cell>
          <table:table-cell office:value-type="string">
            <text:p>FoCM</text:p>
          </table:table-cell>
          <table:table-cell office:value-type="string">
            <text:p>-</text:p>
          </table:table-cell>
          <table:table-cell office:value-type="string">
            <text:p>AAECC</text:p>
          </table:table-cell>
          <table:table-cell office:value-type="string">
            <text:p>1984-2009 (1992,1994,1996,1998,2000,2002,2004,2005,2008)</text:p>
          </table:table-cell>
          <table:table-cell office:value-type="string">
            <text:p>PASCO</text:p>
          </table:table-cell>
          <table:table-cell office:value-type="string">
            <text:p>-</text:p>
          </table:table-cell>
          <table:table-cell office:value-type="string">
            <text:p>ACA</text:p>
          </table:table-cell>
          <table:table-cell office:value-type="string">
            <text:p>-</text:p>
          </table:table-cell>
          <table:table-cell office:value-type="string">
            <text:p>CALCULEMUS</text:p>
          </table:table-cell>
          <table:table-cell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SIGBioinformatics</text:p>
          </table:table-cell>
          <table:table-cell office:value-type="string">
            <text:p>BCB</text:p>
          </table:table-cell>
          <table:table-cell office:value-type="string">
            <text:p>-</text:p>
          </table:table-cell>
          <table:table-cell table:number-columns-repeated="36"/>
        </table:table-row>
        <table:table-row table:style-name="ro1">
          <table:table-cell office:value-type="string">
            <text:p>SIGEVO</text:p>
          </table:table-cell>
          <table:table-cell office:value-type="string">
            <text:p>GECCO</text:p>
          </table:table-cell>
          <table:table-cell office:value-type="string">
            <text:p>1999-2011 (2001,2004)</text:p>
          </table:table-cell>
          <table:table-cell office:value-type="string">
            <text:p>FOGAs</text:p>
          </table:table-cell>
          <table:table-cell office:value-type="string">
            <text:p>-</text:p>
          </table:table-cell>
          <table:table-cell office:value-type="string">
            <text:p>ICGAs</text:p>
          </table:table-cell>
          <table:table-cell office:value-type="string">
            <text:p>1985-1997 (1986,1988,1990,1992,1994,1996)</text:p>
          </table:table-cell>
          <table:table-cell office:value-type="string">
            <text:p>GPs</text:p>
          </table:table-cell>
          <table:table-cell office:value-type="string">
            <text:p>-</text:p>
          </table:table-cell>
          <table:table-cell office:value-type="string">
            <text:p>GEC Summit</text:p>
          </table:table-cell>
          <table:table-cell office:value-type="string">
            <text:p>-</text:p>
          </table:table-cell>
          <table:table-cell table:number-columns-repeated="28"/>
        </table:table-row>
        <table:table-row table:style-name="ro2">
          <table:table-cell office:value-type="string">
            <text:p>SIGMIS</text:p>
          </table:table-cell>
          <table:table-cell office:value-type="string">
            <text:p>-</text:p>
          </table:table-cell>
          <table:table-cell table:number-columns-repeated="37"/>
        </table:table-row>
        <table:table-row table:style-name="ro2">
          <table:table-cell office:value-type="string">
            <text:p>SIGSIM</text:p>
          </table:table-cell>
          <table:table-cell office:value-type="string">
            <text:p>PADS</text:p>
          </table:table-cell>
          <table:table-cell office:value-type="string">
            <text:p>-</text:p>
          </table:table-cell>
          <table:table-cell table:number-columns-repeated="36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Leite</meta:initial-creator>
    <meta:creation-date>2013-01-21T14:26:56</meta:creation-date>
    <dc:date>2013-01-21T19:53:18</dc:date>
    <dc:creator>Bruno Leite</dc:creator>
    <meta:editing-duration>PT5H6M51S</meta:editing-duration>
    <meta:editing-cycles>83</meta:editing-cycles>
    <meta:generator>LibreOffice/3.5$Linux_X86_64 LibreOffice_project/350m1$Build-2</meta:generator>
    <meta:document-statistic meta:table-count="3" meta:cell-count="401" meta:object-count="0"/>
  </office:meta>
</office:document-meta>
</file>